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b650" officeooo:paragraph-rsid="0019b650"/>
    </style:style>
    <style:style style:name="P2" style:family="paragraph" style:parent-style-name="Standard" style:list-style-name="L1">
      <style:text-properties officeooo:rsid="0019b650" officeooo:paragraph-rsid="0019b650"/>
    </style:style>
    <style:style style:name="P3" style:family="paragraph" style:parent-style-name="Standard" style:list-style-name="L1">
      <style:text-properties officeooo:rsid="001a163e" officeooo:paragraph-rsid="001a163e"/>
    </style:style>
    <style:style style:name="P4" style:family="paragraph" style:parent-style-name="Standard" style:list-style-name="L1">
      <style:text-properties officeooo:rsid="001be326" officeooo:paragraph-rsid="001be326"/>
    </style:style>
    <style:style style:name="P5" style:family="paragraph" style:parent-style-name="Standard" style:list-style-name="L1">
      <style:text-properties officeooo:rsid="001dfeb2" officeooo:paragraph-rsid="001dfeb2"/>
    </style:style>
    <style:style style:name="P6" style:family="paragraph" style:parent-style-name="Standard" style:list-style-name="L1">
      <style:text-properties officeooo:rsid="00207a9a" officeooo:paragraph-rsid="00207a9a"/>
    </style:style>
    <style:style style:name="T1" style:family="text">
      <style:text-properties officeooo:rsid="001c0ccd"/>
    </style:style>
    <style:style style:name="T2" style:family="text">
      <style:text-properties officeooo:rsid="001ee336"/>
    </style:style>
    <style:style style:name="T3" style:family="text">
      <style:text-properties officeooo:rsid="00209cf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list for Presentation</text:p>
      <text:p text:style-name="P1"/>
      <text:list xml:id="list897701087" text:style-name="L1">
        <text:list-item>
          <text:p text:style-name="P2">Figure out whether to shorten motivation </text:p>
        </text:list-item>
        <text:list-item>
          <text:p text:style-name="P3">Model</text:p>
          <text:list>
            <text:list-item>
              <text:p text:style-name="P3">Appendix slide about only frontier goods being used </text:p>
            </text:list-item>
          </text:list>
        </text:list-item>
        <text:list-item>
          <text:p text:style-name="P2">Solving model</text:p>
          <text:list>
            <text:list-item>
              <text:p text:style-name="P2">Two-stage Bertrand details slide</text:p>
            </text:list-item>
            <text:list-item>
              <text:p text:style-name="P2">Individual optimization slides </text:p>
              <text:list>
                <text:list-item>
                  <text:p text:style-name="P2">Incumbent</text:p>
                </text:list-item>
                <text:list-item>
                  <text:p text:style-name="P2">Entrants</text:p>
                </text:list-item>
                <text:list-item>
                  <text:p text:style-name="P2">Household</text:p>
                </text:list-item>
              </text:list>
            </text:list-item>
            <text:list-item>
              <text:p text:style-name="P4">Link to Proposition 1 (representation of value function), <text:span text:style-name="T1">make slide for that too</text:span></text:p>
            </text:list-item>
            <text:list-item>
              <text:p text:style-name="P5">Link to Proposition 4, 5 slide<text:span text:style-name="T2">(s)</text:span> about existence and uniqueness of symmetric BGPs</text:p>
            </text:list-item>
          </text:list>
        </text:list-item>
        <text:list-item>
          <text:p text:style-name="P2">Efficiency</text:p>
          <text:list>
            <text:list-item>
              <text:p text:style-name="P6">Decide what to do with slides about consumption. Conversation with Richard should help with that.</text:p>
            </text:list-item>
            <text:list-item>
              <text:p text:style-name="P6">Decide if it makes sense to use pictures from calibration as a preview to illustrate the effect of kappa_c</text:p>
            </text:list-item>
          </text:list>
        </text:list-item>
        <text:list-item>
          <text:p text:style-name="P6">Merge empirics and calibration sections, completely rewrite</text:p>
          <text:list>
            <text:list-item>
              <text:p text:style-name="P6">Venture Source description slide</text:p>
            </text:list-item>
            <text:list-item>
              <text:p text:style-name="P6">Add slide discussion matching to previous employers</text:p>
            </text:list-item>
            <text:list-item>
              <text:p text:style-name="P6">Results of match</text:p>
            </text:list-item>
            <text:list-item>
              <text:p text:style-name="P6">Only show WSO4 scatterplot<text:span text:style-name="T3">s</text:span></text:p>
            </text:list-item>
            <text:list-item>
              <text:p text:style-name="P6">Regression results: levels</text:p>
            </text:list-item>
            <text:list-item>
              <text:p text:style-name="P6">Regression results: intensities</text:p>
            </text:list-item>
            <text:list-item>
              <text:p text:style-name="P6">Regression results: PPML</text:p>
            </text:list-item>
          </text:list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0:23:24.000840212</meta:creation-date>
    <meta:editing-duration>PT28M39S</meta:editing-duration>
    <meta:editing-cycles>9</meta:editing-cycles>
    <meta:generator>LibreOffice/6.4.4.2$Linux_X86_64 LibreOffice_project/40$Build-2</meta:generator>
    <dc:date>2020-08-06T21:02:15.661193599</dc:date>
    <meta:document-statistic meta:table-count="0" meta:image-count="0" meta:object-count="0" meta:page-count="1" meta:paragraph-count="24" meta:word-count="150" meta:character-count="915" meta:non-whitespace-character-count="808"/>
  </office:meta>
</office:document-meta>
</file>